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A00000080FD6DB346.png"/>
  <manifest:file-entry manifest:media-type="image/png" manifest:full-path="Pictures/100000000000009A000000AA25BBAB6F.png"/>
  <manifest:file-entry manifest:media-type="image/png" manifest:full-path="Pictures/1000000000000280000002806C9479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hidden"/>
    </style:style>
    <style:style style:name="gr2" style:family="graphic" style:parent-style-name="standard">
      <style:graphic-properties draw:textarea-horizontal-align="center" draw:textarea-vertical-align="middle" draw:shadow="hidden"/>
    </style:style>
    <style:style style:name="gr3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1.224cm" draw:shadow="visib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2.54cm" svg:x="1.635cm" svg:y="2.27cm">
          <text:p/>
        </draw:rect>
        <draw:rect draw:style-name="gr2" draw:text-style-name="P2" draw:id="id1" draw:layer="layout" svg:width="1.953cm" svg:height="0.635cm" svg:x="4.175cm" svg:y="3.255cm">
          <text:p text:style-name="P1"><text:span text:style-name="T1">Pushed</text:span></text:p>
        </draw:rect>
        <draw:rect draw:style-name="gr1" draw:text-style-name="P1" draw:layer="layout" svg:width="2.54cm" svg:height="2.54cm" svg:x="10.408cm" svg:y="5.136cm">
          <text:p/>
        </draw:rect>
        <draw:rect draw:style-name="gr2" draw:text-style-name="P2" draw:id="id2" draw:layer="layout" svg:width="1.833cm" svg:height="0.635cm" svg:x="8.575cm" svg:y="6.121cm">
          <text:p text:style-name="P1"><text:span text:style-name="T1">Turn On</text:span></text:p>
        </draw:rect>
        <draw:connector draw:style-name="gr3" draw:text-style-name="P1" draw:layer="layout" draw:type="curve" svg:x1="6.128cm" svg:y1="3.572cm" svg:x2="8.575cm" svg:y2="6.438cm" draw:start-shape="id1" draw:start-glue-point="1" draw:end-shape="id2" draw:end-glue-point="3" svg:d="m6128 3572c1836 0 613 2866 2447 2866">
          <text:p/>
        </draw:connector>
        <draw:frame draw:style-name="gr4" draw:text-style-name="P1" draw:layer="layout" svg:width="1.388cm" svg:height="1.716cm" svg:x="11.033cm" svg:y="5.53cm">
          <draw:image xlink:href="Pictures/100000000000009A000000AA25BBAB6F.png" xlink:type="simple" xlink:show="embed" xlink:actuate="onLoad">
            <text:p/>
          </draw:image>
        </draw:frame>
        <draw:frame draw:style-name="gr5" draw:text-style-name="P3" draw:layer="layout" svg:width="1.724cm" svg:height="0.791cm" svg:x="5.523cm" svg:y="4.474cm">
          <draw:text-box>
            <text:p><text:span text:style-name="T1">Event</text:span></text:p>
          </draw:text-box>
        </draw:frame>
        <draw:rect draw:style-name="gr1" draw:text-style-name="P1" draw:layer="layout" svg:width="2.54cm" svg:height="2.54cm" svg:x="10.409cm" svg:y="2.084cm">
          <text:p/>
        </draw:rect>
        <draw:rect draw:style-name="gr2" draw:text-style-name="P2" draw:id="id3" draw:layer="layout" svg:width="1.833cm" svg:height="0.635cm" svg:x="8.576cm" svg:y="3.069cm">
          <text:p text:style-name="P1"><text:span text:style-name="T1">Turn On</text:span></text:p>
        </draw:rect>
        <draw:frame draw:style-name="gr4" draw:text-style-name="P1" draw:layer="layout" svg:width="1.388cm" svg:height="1.716cm" svg:x="11.01cm" svg:y="2.477cm">
          <draw:image xlink:href="Pictures/100000000000009A000000AA25BBAB6F.png" xlink:type="simple" xlink:show="embed" xlink:actuate="onLoad">
            <text:p/>
          </draw:image>
        </draw:frame>
        <draw:rect draw:style-name="gr1" draw:text-style-name="P1" draw:layer="layout" svg:width="2.54cm" svg:height="2.54cm" svg:x="10.409cm" svg:y="8.072cm">
          <text:p/>
        </draw:rect>
        <draw:rect draw:style-name="gr2" draw:text-style-name="P2" draw:id="id4" draw:layer="layout" svg:width="1.833cm" svg:height="0.635cm" svg:x="8.576cm" svg:y="9.057cm">
          <text:p text:style-name="P1"><text:span text:style-name="T1">Turn On</text:span></text:p>
        </draw:rect>
        <draw:frame draw:style-name="gr4" draw:text-style-name="P1" draw:layer="layout" svg:width="1.716cm" svg:height="1.511cm" svg:x="10.798cm" svg:y="8.462cm">
          <draw:image xlink:href="Pictures/10000000000000AA00000080FD6DB346.png" xlink:type="simple" xlink:show="embed" xlink:actuate="onLoad">
            <text:p/>
          </draw:image>
        </draw:frame>
        <draw:connector draw:style-name="gr6" draw:text-style-name="P1" draw:layer="layout" draw:type="curve" svg:x1="6.128cm" svg:y1="3.572cm" svg:x2="8.576cm" svg:y2="3.386cm" draw:start-shape="id1" draw:start-glue-point="1" draw:end-shape="id3" draw:end-glue-point="3" svg:d="m6128 3572c1836 0 612-186 2448-186">
          <text:p/>
        </draw:connector>
        <draw:connector draw:style-name="gr6" draw:text-style-name="P1" draw:layer="layout" draw:type="curve" svg:x1="6.128cm" svg:y1="3.572cm" svg:x2="8.576cm" svg:y2="9.374cm" draw:start-shape="id1" draw:start-glue-point="1" draw:end-shape="id4" draw:end-glue-point="3" svg:d="m6128 3572c1836 0 612 5802 2448 5802">
          <text:p/>
        </draw:connector>
        <draw:frame draw:style-name="gr4" draw:text-style-name="P1" draw:layer="layout" svg:width="1.803cm" svg:height="1.803cm" svg:x="1.922cm" svg:y="2.634cm">
          <draw:image xlink:href="Pictures/1000000000000280000002806C94799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09-02-14T18:05:25</dc:date>
    <dc:creator>Bob Jacobsen</dc:creator>
    <meta:editing-duration>PT00H39M46S</meta:editing-duration>
    <meta:editing-cycles>11</meta:editing-cycles>
    <meta:generator>OpenOffice.org/3.0$Unix OpenOffice.org_project/300m15$Build-9379</meta:gener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